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rdf+xml" manifest:full-path="manifest.rdf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meta.xml"/>
  <manifest:file-entry manifest:media-type="text/xml" manifest:full-path="setting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994cm"/>
    </style:style>
    <style:style style:name="co3" style:family="table-column">
      <style:table-column-properties fo:break-before="auto" style:column-width="1.027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1.115cm"/>
    </style:style>
    <style:style style:name="co7" style:family="table-column">
      <style:table-column-properties fo:break-before="auto" style:column-width="1.08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o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Constante</text:p>
          </table:table-cell>
          <table:table-cell table:number-columns-repeated="39"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stante con perturbaciones</text:p>
          </table:table-cell>
          <table:table-cell table:number-columns-repeated="4" office:value-type="float" office:value="10">
            <text:p>10</text:p>
          </table:table-cell>
          <table:table-cell table:number-columns-repeated="4"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table:number-columns-repeated="6" office:value-type="float" office:value="11">
            <text:p>11</text:p>
          </table:table-cell>
          <table:table-cell table:number-columns-repeated="4" office:value-type="float" office:value="10">
            <text:p>10</text:p>
          </table:table-cell>
          <table:table-cell table:number-columns-repeated="5"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endencia creciente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table:number-columns-repeated="4"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5"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 office:value-type="float" office:value="21">
            <text:p>21</text:p>
          </table:table-cell>
          <table:table-cell table:number-columns-repeated="2"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4" office:value-type="float" office:value="24">
            <text:p>24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endencia Decreciente</text:p>
          </table:table-cell>
          <table:table-cell table:number-columns-repeated="3" office:value-type="float" office:value="26">
            <text:p>26</text:p>
          </table:table-cell>
          <table:table-cell table:number-columns-repeated="6"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table:number-columns-repeated="5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5" office:value-type="float" office:value="20">
            <text:p>20</text:p>
          </table:table-cell>
          <table:table-cell table:number-columns-repeated="3"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iscontinua Crecient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iscontinua Variable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stacionalida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endencia Creciente-Decrecient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ambio de modelo: disc a cont.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table:number-columns-repeated="2"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mbio de modelo: amplitud cre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odelo multiplicativo de armonicos</text:p>
          </table:table-cell>
          <table:table-cell office:value-type="float" office:value="1.01">
            <text:p>1,01</text:p>
          </table:table-cell>
          <table:table-cell office:value-type="float" office:value="1.04">
            <text:p>1,04</text:p>
          </table:table-cell>
          <table:table-cell office:value-type="float" office:value="1.09">
            <text:p>1,09</text:p>
          </table:table-cell>
          <table:table-cell office:value-type="float" office:value="1.16">
            <text:p>1,16</text:p>
          </table:table-cell>
          <table:table-cell office:value-type="float" office:value="1.25">
            <text:p>1,25</text:p>
          </table:table-cell>
          <table:table-cell office:value-type="float" office:value="1.35">
            <text:p>1,35</text:p>
          </table:table-cell>
          <table:table-cell office:value-type="float" office:value="1.47">
            <text:p>1,47</text:p>
          </table:table-cell>
          <table:table-cell office:value-type="float" office:value="1.6">
            <text:p>1,6</text:p>
          </table:table-cell>
          <table:table-cell office:value-type="float" office:value="1.72">
            <text:p>1,72</text:p>
          </table:table-cell>
          <table:table-cell office:value-type="float" office:value="1.84">
            <text:p>1,84</text:p>
          </table:table-cell>
          <table:table-cell office:value-type="float" office:value="1.94">
            <text:p>1,94</text:p>
          </table:table-cell>
          <table:table-cell table:number-columns-repeated="2" office:value-type="float" office:value="1.99">
            <text:p>1,99</text:p>
          </table:table-cell>
          <table:table-cell office:value-type="float" office:value="1.93">
            <text:p>1,93</text:p>
          </table:table-cell>
          <table:table-cell office:value-type="float" office:value="1.78">
            <text:p>1,78</text:p>
          </table:table-cell>
          <table:table-cell office:value-type="float" office:value="1.55">
            <text:p>1,55</text:p>
          </table:table-cell>
          <table:table-cell office:value-type="float" office:value="1.25">
            <text:p>1,25</text:p>
          </table:table-cell>
          <table:table-cell office:value-type="float" office:value="0.9">
            <text:p>0,9</text:p>
          </table:table-cell>
          <table:table-cell office:value-type="float" office:value="0.55">
            <text:p>0,55</text:p>
          </table:table-cell>
          <table:table-cell office:value-type="float" office:value="0.24">
            <text:p>0,24</text:p>
          </table:table-cell>
          <table:table-cell office:value-type="float" office:value="0.05">
            <text:p>0,05</text:p>
          </table:table-cell>
          <table:table-cell office:value-type="float" office:value="0.01">
            <text:p>0,01</text:p>
          </table:table-cell>
          <table:table-cell office:value-type="float" office:value="0.16">
            <text:p>0,16</text:p>
          </table:table-cell>
          <table:table-cell office:value-type="float" office:value="0.5">
            <text:p>0,5</text:p>
          </table:table-cell>
          <table:table-cell office:value-type="float" office:value="0.97">
            <text:p>0,97</text:p>
          </table:table-cell>
          <table:table-cell office:value-type="float" office:value="1.46">
            <text:p>1,46</text:p>
          </table:table-cell>
          <table:table-cell office:value-type="float" office:value="1.85">
            <text:p>1,85</text:p>
          </table:table-cell>
          <table:table-cell office:value-type="float" office:value="2">
            <text:p>2</text:p>
          </table:table-cell>
          <table:table-cell office:value-type="float" office:value="1.85">
            <text:p>1,85</text:p>
          </table:table-cell>
          <table:table-cell office:value-type="float" office:value="1.41">
            <text:p>1,41</text:p>
          </table:table-cell>
          <table:table-cell office:value-type="float" office:value="0.82">
            <text:p>0,82</text:p>
          </table:table-cell>
          <table:table-cell office:value-type="float" office:value="0.27">
            <text:p>0,27</text:p>
          </table:table-cell>
          <table:table-cell office:value-type="float" office:value="0.01">
            <text:p>0,01</text:p>
          </table:table-cell>
          <table:table-cell office:value-type="float" office:value="0.16">
            <text:p>0,16</text:p>
          </table:table-cell>
          <table:table-cell office:value-type="float" office:value="0.69">
            <text:p>0,69</text:p>
          </table:table-cell>
          <table:table-cell office:value-type="float" office:value="1.38">
            <text:p>1,38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odelo aditivo de armonicos</text:p>
          </table:table-cell>
          <table:table-cell office:value-type="float" office:value="1.14">
            <text:p>1,14</text:p>
          </table:table-cell>
          <table:table-cell office:value-type="float" office:value="0.72">
            <text:p>0,72</text:p>
          </table:table-cell>
          <table:table-cell office:value-type="float" office:value="1.41">
            <text:p>1,41</text:p>
          </table:table-cell>
          <table:table-cell office:value-type="float" office:value="0.46">
            <text:p>0,46</text:p>
          </table:table-cell>
          <table:table-cell office:value-type="float" office:value="1.65">
            <text:p>1,65</text:p>
          </table:table-cell>
          <table:table-cell office:value-type="float" office:value="0.25">
            <text:p>0,25</text:p>
          </table:table-cell>
          <table:table-cell office:value-type="float" office:value="1.84">
            <text:p>1,84</text:p>
          </table:table-cell>
          <table:table-cell office:value-type="float" office:value="0.09">
            <text:p>0,09</text:p>
          </table:table-cell>
          <table:table-cell office:value-type="float" office:value="1.96">
            <text:p>1,96</text:p>
          </table:table-cell>
          <table:table-cell office:value-type="float" office:value="0.01">
            <text:p>0,01</text:p>
          </table:table-cell>
          <table:table-cell office:value-type="float" office:value="2">
            <text:p>2</text:p>
          </table:table-cell>
          <table:table-cell office:value-type="float" office:value="0.01">
            <text:p>0,01</text:p>
          </table:table-cell>
          <table:table-cell office:value-type="float" office:value="1.96">
            <text:p>1,96</text:p>
          </table:table-cell>
          <table:table-cell office:value-type="float" office:value="0.08">
            <text:p>0,08</text:p>
          </table:table-cell>
          <table:table-cell office:value-type="float" office:value="1.85">
            <text:p>1,85</text:p>
          </table:table-cell>
          <table:table-cell office:value-type="float" office:value="0.23">
            <text:p>0,23</text:p>
          </table:table-cell>
          <table:table-cell office:value-type="float" office:value="1.67">
            <text:p>1,67</text:p>
          </table:table-cell>
          <table:table-cell office:value-type="float" office:value="0.44">
            <text:p>0,44</text:p>
          </table:table-cell>
          <table:table-cell office:value-type="float" office:value="1.44">
            <text:p>1,44</text:p>
          </table:table-cell>
          <table:table-cell office:value-type="float" office:value="0.7">
            <text:p>0,7</text:p>
          </table:table-cell>
          <table:table-cell office:value-type="float" office:value="1.17">
            <text:p>1,17</text:p>
          </table:table-cell>
          <table:table-cell office:value-type="float" office:value="0.97">
            <text:p>0,97</text:p>
          </table:table-cell>
          <table:table-cell office:value-type="float" office:value="0.89">
            <text:p>0,89</text:p>
          </table:table-cell>
          <table:table-cell office:value-type="float" office:value="1.25">
            <text:p>1,25</text:p>
          </table:table-cell>
          <table:table-cell office:value-type="float" office:value="0.61">
            <text:p>0,61</text:p>
          </table:table-cell>
          <table:table-cell office:value-type="float" office:value="1.51">
            <text:p>1,51</text:p>
          </table:table-cell>
          <table:table-cell office:value-type="float" office:value="0.37">
            <text:p>0,37</text:p>
          </table:table-cell>
          <table:table-cell office:value-type="float" office:value="1.73">
            <text:p>1,73</text:p>
          </table:table-cell>
          <table:table-cell office:value-type="float" office:value="0.18">
            <text:p>0,18</text:p>
          </table:table-cell>
          <table:table-cell office:value-type="float" office:value="1.89">
            <text:p>1,89</text:p>
          </table:table-cell>
          <table:table-cell office:value-type="float" office:value="0.05">
            <text:p>0,05</text:p>
          </table:table-cell>
          <table:table-cell office:value-type="float" office:value="1.98">
            <text:p>1,98</text:p>
          </table:table-cell>
          <table:table-cell office:value-type="float" office:value="0">
            <text:p>0</text:p>
          </table:table-cell>
          <table:table-cell office:value-type="float" office:value="1.99">
            <text:p>1,99</text:p>
          </table:table-cell>
          <table:table-cell office:value-type="float" office:value="0.03">
            <text:p>0,03</text:p>
          </table:table-cell>
          <table:table-cell office:value-type="float" office:value="1.93">
            <text:p>1,93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ambio de modelo: frecuencia crec</text:p>
          </table:table-cell>
          <table:table-cell office:value-type="float" office:value="2.5">
            <text:p>2,5</text:p>
          </table:table-cell>
          <table:table-cell office:value-type="float" office:value="2.51">
            <text:p>2,51</text:p>
          </table:table-cell>
          <table:table-cell office:value-type="float" office:value="2.62">
            <text:p>2,62</text:p>
          </table:table-cell>
          <table:table-cell office:value-type="float" office:value="2.57">
            <text:p>2,57</text:p>
          </table:table-cell>
          <table:table-cell office:value-type="float" office:value="2.52">
            <text:p>2,52</text:p>
          </table:table-cell>
          <table:table-cell office:value-type="float" office:value="2.51">
            <text:p>2,51</text:p>
          </table:table-cell>
          <table:table-cell office:value-type="float" office:value="2.54">
            <text:p>2,54</text:p>
          </table:table-cell>
          <table:table-cell office:value-type="float" office:value="2.62">
            <text:p>2,62</text:p>
          </table:table-cell>
          <table:table-cell office:value-type="float" office:value="2.73">
            <text:p>2,73</text:p>
          </table:table-cell>
          <table:table-cell office:value-type="float" office:value="2.84">
            <text:p>2,84</text:p>
          </table:table-cell>
          <table:table-cell office:value-type="float" office:value="2.92">
            <text:p>2,92</text:p>
          </table:table-cell>
          <table:table-cell office:value-type="float" office:value="2.89">
            <text:p>2,89</text:p>
          </table:table-cell>
          <table:table-cell office:value-type="float" office:value="2.67">
            <text:p>2,67</text:p>
          </table:table-cell>
          <table:table-cell office:value-type="float" office:value="2.21">
            <text:p>2,21</text:p>
          </table:table-cell>
          <table:table-cell office:value-type="float" office:value="1.55">
            <text:p>1,55</text:p>
          </table:table-cell>
          <table:table-cell office:value-type="float" office:value="0.94">
            <text:p>0,94</text:p>
          </table:table-cell>
          <table:table-cell office:value-type="float" office:value="0.74">
            <text:p>0,74</text:p>
          </table:table-cell>
          <table:table-cell office:value-type="float" office:value="1.26">
            <text:p>1,26</text:p>
          </table:table-cell>
          <table:table-cell office:value-type="float" office:value="2.22">
            <text:p>2,22</text:p>
          </table:table-cell>
          <table:table-cell office:value-type="float" office:value="2.64">
            <text:p>2,64</text:p>
          </table:table-cell>
          <table:table-cell office:value-type="float" office:value="1.79">
            <text:p>1,79</text:p>
          </table:table-cell>
          <table:table-cell office:value-type="float" office:value="0.67">
            <text:p>0,67</text:p>
          </table:table-cell>
          <table:table-cell office:value-type="float" office:value="1.2">
            <text:p>1,2</text:p>
          </table:table-cell>
          <table:table-cell office:value-type="float" office:value="2.53">
            <text:p>2,53</text:p>
          </table:table-cell>
          <table:table-cell office:value-type="float" office:value="1.64">
            <text:p>1,64</text:p>
          </table:table-cell>
          <table:table-cell office:value-type="float" office:value="0.59">
            <text:p>0,59</text:p>
          </table:table-cell>
          <table:table-cell office:value-type="float" office:value="2.27">
            <text:p>2,27</text:p>
          </table:table-cell>
          <table:table-cell office:value-type="float" office:value="1.56">
            <text:p>1,56</text:p>
          </table:table-cell>
          <table:table-cell office:value-type="float" office:value="0.83">
            <text:p>0,83</text:p>
          </table:table-cell>
          <table:table-cell office:value-type="float" office:value="2.45">
            <text:p>2,45</text:p>
          </table:table-cell>
          <table:table-cell office:value-type="float" office:value="0.48">
            <text:p>0,48</text:p>
          </table:table-cell>
          <table:table-cell office:value-type="float" office:value="2.45">
            <text:p>2,45</text:p>
          </table:table-cell>
          <table:table-cell office:value-type="float" office:value="0.48">
            <text:p>0,48</text:p>
          </table:table-cell>
          <table:table-cell office:value-type="float" office:value="2.45">
            <text:p>2,45</text:p>
          </table:table-cell>
          <table:table-cell office:value-type="float" office:value="0.55">
            <text:p>0,55</text:p>
          </table:table-cell>
          <table:table-cell office:value-type="float" office:value="1.88">
            <text:p>1,88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RIMA</text:p>
          </table:table-cell>
          <table:table-cell office:value-type="float" office:value="2.11">
            <text:p>2,11</text:p>
          </table:table-cell>
          <table:table-cell office:value-type="float" office:value="2.18">
            <text:p>2,18</text:p>
          </table:table-cell>
          <table:table-cell office:value-type="float" office:value="1.53">
            <text:p>1,53</text:p>
          </table:table-cell>
          <table:table-cell office:value-type="float" office:value="1.54">
            <text:p>1,54</text:p>
          </table:table-cell>
          <table:table-cell office:value-type="float" office:value="0.36">
            <text:p>0,36</text:p>
          </table:table-cell>
          <table:table-cell office:value-type="float" office:value="0.68">
            <text:p>0,68</text:p>
          </table:table-cell>
          <table:table-cell office:value-type="float" office:value="3.83">
            <text:p>3,83</text:p>
          </table:table-cell>
          <table:table-cell office:value-type="float" office:value="3.82">
            <text:p>3,82</text:p>
          </table:table-cell>
          <table:table-cell office:value-type="float" office:value="3">
            <text:p>3</text:p>
          </table:table-cell>
          <table:table-cell office:value-type="float" office:value="3.32">
            <text:p>3,32</text:p>
          </table:table-cell>
          <table:table-cell office:value-type="float" office:value="2.42">
            <text:p>2,42</text:p>
          </table:table-cell>
          <table:table-cell office:value-type="float" office:value="2.45">
            <text:p>2,45</text:p>
          </table:table-cell>
          <table:table-cell office:value-type="float" office:value="5.42">
            <text:p>5,42</text:p>
          </table:table-cell>
          <table:table-cell office:value-type="float" office:value="5.14">
            <text:p>5,14</text:p>
          </table:table-cell>
          <table:table-cell office:value-type="float" office:value="3.8">
            <text:p>3,8</text:p>
          </table:table-cell>
          <table:table-cell office:value-type="float" office:value="3.99">
            <text:p>3,99</text:p>
          </table:table-cell>
          <table:table-cell office:value-type="float" office:value="2.66">
            <text:p>2,66</text:p>
          </table:table-cell>
          <table:table-cell office:value-type="float" office:value="2.33">
            <text:p>2,33</text:p>
          </table:table-cell>
          <table:table-cell office:value-type="float" office:value="4.67">
            <text:p>4,67</text:p>
          </table:table-cell>
          <table:table-cell office:value-type="float" office:value="4.63">
            <text:p>4,63</text:p>
          </table:table-cell>
          <table:table-cell table:number-columns-repeated="2" office:value-type="float" office:value="3.2">
            <text:p>3,2</text:p>
          </table:table-cell>
          <table:table-cell office:value-type="float" office:value="2.36">
            <text:p>2,36</text:p>
          </table:table-cell>
          <table:table-cell office:value-type="float" office:value="2.89">
            <text:p>2,89</text:p>
          </table:table-cell>
          <table:table-cell office:value-type="float" office:value="6.32">
            <text:p>6,32</text:p>
          </table:table-cell>
          <table:table-cell office:value-type="float" office:value="6.48">
            <text:p>6,48</text:p>
          </table:table-cell>
          <table:table-cell office:value-type="float" office:value="5.96">
            <text:p>5,96</text:p>
          </table:table-cell>
          <table:table-cell office:value-type="float" office:value="6.02">
            <text:p>6,02</text:p>
          </table:table-cell>
          <table:table-cell office:value-type="float" office:value="5.25">
            <text:p>5,25</text:p>
          </table:table-cell>
          <table:table-cell office:value-type="float" office:value="4.46">
            <text:p>4,46</text:p>
          </table:table-cell>
          <table:table-cell office:value-type="float" office:value="7.1">
            <text:p>7,1</text:p>
          </table:table-cell>
          <table:table-cell office:value-type="float" office:value="6.68">
            <text:p>6,68</text:p>
          </table:table-cell>
          <table:table-cell office:value-type="float" office:value="5.11">
            <text:p>5,11</text:p>
          </table:table-cell>
          <table:table-cell office:value-type="float" office:value="5.35">
            <text:p>5,35</text:p>
          </table:table-cell>
          <table:table-cell office:value-type="float" office:value="4.87">
            <text:p>4,87</text:p>
          </table:table-cell>
          <table:table-cell office:value-type="float" office:value="5.46">
            <text:p>5,46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tos reales. Validacion cruzada</text:p>
          </table:table-cell>
          <table:table-cell office:value-type="float" office:value="3804">
            <text:p>3804</text:p>
          </table:table-cell>
          <table:table-cell office:value-type="float" office:value="2643">
            <text:p>2643</text:p>
          </table:table-cell>
          <table:table-cell office:value-type="float" office:value="4230">
            <text:p>4230</text:p>
          </table:table-cell>
          <table:table-cell office:value-type="float" office:value="3810">
            <text:p>3810</text:p>
          </table:table-cell>
          <table:table-cell office:value-type="float" office:value="3767">
            <text:p>3767</text:p>
          </table:table-cell>
          <table:table-cell office:value-type="float" office:value="3399">
            <text:p>3399</text:p>
          </table:table-cell>
          <table:table-cell office:value-type="float" office:value="3693">
            <text:p>3693</text:p>
          </table:table-cell>
          <table:table-cell office:value-type="float" office:value="2625">
            <text:p>2625</text:p>
          </table:table-cell>
          <table:table-cell office:value-type="float" office:value="2674">
            <text:p>2674</text:p>
          </table:table-cell>
          <table:table-cell office:value-type="float" office:value="3766">
            <text:p>3766</text:p>
          </table:table-cell>
          <table:table-cell office:value-type="float" office:value="3029">
            <text:p>3029</text:p>
          </table:table-cell>
          <table:table-cell office:value-type="float" office:value="3010">
            <text:p>3010</text:p>
          </table:table-cell>
          <table:table-cell office:value-type="float" office:value="4094">
            <text:p>4094</text:p>
          </table:table-cell>
          <table:table-cell office:value-type="float" office:value="2386">
            <text:p>2386</text:p>
          </table:table-cell>
          <table:table-cell office:value-type="float" office:value="2911">
            <text:p>2911</text:p>
          </table:table-cell>
          <table:table-cell office:value-type="float" office:value="1983">
            <text:p>1983</text:p>
          </table:table-cell>
          <table:table-cell office:value-type="float" office:value="3434">
            <text:p>3434</text:p>
          </table:table-cell>
          <table:table-cell office:value-type="float" office:value="2733">
            <text:p>2733</text:p>
          </table:table-cell>
          <table:table-cell office:value-type="float" office:value="3229">
            <text:p>3229</text:p>
          </table:table-cell>
          <table:table-cell office:value-type="float" office:value="3280">
            <text:p>3280</text:p>
          </table:table-cell>
          <table:table-cell office:value-type="float" office:value="2830">
            <text:p>2830</text:p>
          </table:table-cell>
          <table:table-cell office:value-type="float" office:value="3843">
            <text:p>3843</text:p>
          </table:table-cell>
          <table:table-cell office:value-type="float" office:value="2150">
            <text:p>2150</text:p>
          </table:table-cell>
          <table:table-cell office:value-type="float" office:value="2339">
            <text:p>2339</text:p>
          </table:table-cell>
          <table:table-cell office:value-type="float" office:value="3455">
            <text:p>3455</text:p>
          </table:table-cell>
          <table:table-cell office:value-type="float" office:value="2843">
            <text:p>2843</text:p>
          </table:table-cell>
          <table:table-cell office:value-type="float" office:value="1859">
            <text:p>1859</text:p>
          </table:table-cell>
          <table:table-cell office:value-type="float" office:value="3631">
            <text:p>3631</text:p>
          </table:table-cell>
          <table:table-cell office:value-type="float" office:value="2864">
            <text:p>2864</text:p>
          </table:table-cell>
          <table:table-cell office:value-type="float" office:value="3019">
            <text:p>3019</text:p>
          </table:table-cell>
          <table:table-cell office:value-type="float" office:value="4141">
            <text:p>4141</text:p>
          </table:table-cell>
          <table:table-cell office:value-type="float" office:value="3585">
            <text:p>3585</text:p>
          </table:table-cell>
          <table:table-cell office:value-type="float" office:value="2565">
            <text:p>2565</text:p>
          </table:table-cell>
          <table:table-cell office:value-type="float" office:value="2284">
            <text:p>2284</text:p>
          </table:table-cell>
          <table:table-cell office:value-type="float" office:value="1498">
            <text:p>1498</text:p>
          </table:table-cell>
          <table:table-cell office:value-type="float" office:value="1871">
            <text:p>1871</text:p>
          </table:table-cell>
          <table:table-cell office:value-type="float" office:value="3006">
            <text:p>3006</text:p>
          </table:table-cell>
          <table:table-cell office:value-type="float" office:value="2391">
            <text:p>2391</text:p>
          </table:table-cell>
          <table:table-cell office:value-type="float" office:value="2721">
            <text:p>2721</text:p>
          </table:table-cell>
          <table:table-cell office:value-type="float" office:value="2130">
            <text:p>2130</text:p>
          </table:table-cell>
          <table:table-cell office:value-type="float" office:value="2231">
            <text:p>2231</text:p>
          </table:table-cell>
          <table:table-cell office:value-type="float" office:value="2168">
            <text:p>2168</text:p>
          </table:table-cell>
          <table:table-cell office:value-type="float" office:value="2483">
            <text:p>2483</text:p>
          </table:table-cell>
          <table:table-cell office:value-type="float" office:value="1853">
            <text:p>1853</text:p>
          </table:table-cell>
          <table:table-cell office:value-type="float" office:value="1349">
            <text:p>1349</text:p>
          </table:table-cell>
          <table:table-cell table:number-columns-repeated="3"/>
        </table:table-row>
      </table:table>
      <table:table table:name="Graficos" table:style-name="ta1" table:print="false">
        <table:table-column table:style-name="co8" table:number-columns-repeated="15" table:default-cell-style-name="Default"/>
        <table:table-row table:style-name="ro2">
          <table:table-cell>
            <draw:frame table:end-cell-address="Graficos.H21" table:end-x="0.307cm" table:end-y="0.16cm" draw:z-index="0" draw:style-name="gr1" draw:text-style-name="P1" svg:width="16.001cm" svg:height="8.444cm" svg:x="0.112cm" svg:y="0.186cm">
              <draw:object draw:notify-on-update-of-ranges="Datos.C1:Datos.C1 Datos.D1:Datos.AO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Graficos.O21" table:end-x="0.345cm" table:end-y="0.174cm" draw:z-index="2" draw:style-name="gr1" draw:text-style-name="P1" svg:width="15.956cm" svg:height="8.537cm" svg:x="0.196cm" svg:y="0.107cm">
              <draw:object draw:notify-on-update-of-ranges="Datos.C2:Datos.C2 Datos.D2:Datos.AO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Graficos.O21" table:end-x="2.157cm" table:end-y="0.067cm" draw:z-index="3" draw:style-name="gr1" draw:text-style-name="P1" svg:width="15.999cm" svg:height="8.437cm" svg:x="1.965cm" svg:y="0.1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>
            <draw:frame table:end-cell-address="Graficos.P21" table:end-x="0.294cm" table:end-y="0.067cm" draw:z-index="1" draw:style-name="gr1" draw:text-style-name="P1" svg:width="15.999cm" svg:height="8.437cm" svg:x="0.101cm" svg:y="0.1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Graficos.V21" table:end-x="0.67cm" table:end-y="0.002cm" draw:z-index="4" draw:style-name="gr1" draw:text-style-name="P1" svg:width="16.002cm" svg:height="8.472cm" svg:x="0.475cm" svg:y="0cm">
              <draw:object draw:notify-on-update-of-ranges="Datos.C3:Datos.C3 Datos.D3:Datos.AO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2" table:number-rows-repeated="19">
          <table:table-cell table:number-columns-repeated="15"/>
        </table:table-row>
        <table:table-row table:style-name="ro2">
          <table:table-cell>
            <draw:frame table:end-cell-address="Graficos.H41" table:end-x="0.193cm" table:end-y="0.412cm" draw:z-index="5" draw:style-name="gr1" draw:text-style-name="P1" svg:width="15.999cm" svg:height="8.461cm" svg:x="0cm" svg:y="0.421cm">
              <draw:object draw:notify-on-update-of-ranges="Datos.C4:Datos.C4 Datos.D4:Datos.AO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Graficos.O41" table:end-x="0.377cm" table:end-y="0.253cm" draw:z-index="6" draw:style-name="gr1" draw:text-style-name="P1" svg:width="15.999cm" svg:height="8.436cm" svg:x="0.185cm" svg:y="0.287cm">
              <draw:object draw:notify-on-update-of-ranges="Datos.C5:Datos.C5 Datos.D5:Datos.AO5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"/>
          <table:table-cell>
            <draw:frame table:end-cell-address="Graficos.V41" table:end-x="0.725cm" table:end-y="0.266cm" draw:z-index="7" draw:style-name="gr1" draw:text-style-name="P1" svg:width="16.002cm" svg:height="8.417cm" svg:x="0.53cm" svg:y="0.319cm">
              <draw:object draw:notify-on-update-of-ranges="Datos.C6:Datos.C6 Datos.D6:Datos.AL6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2" table:number-rows-repeated="20">
          <table:table-cell table:number-columns-repeated="15"/>
        </table:table-row>
        <table:table-row table:style-name="ro2">
          <table:table-cell>
            <draw:frame table:end-cell-address="Graficos.H62" table:end-x="0.307cm" table:end-y="0.027cm" draw:z-index="8" draw:style-name="gr1" draw:text-style-name="P1" svg:width="16.001cm" svg:height="8.418cm" svg:x="0.112cm" svg:y="0.08cm">
              <draw:object draw:notify-on-update-of-ranges="Datos.C7:Datos.C7 Datos.D7:Datos.AL7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6"/>
          <table:table-cell>
            <draw:frame table:end-cell-address="Graficos.O62" table:end-x="0.558cm" table:end-y="0.028cm" draw:z-index="9" draw:style-name="gr1" draw:text-style-name="P1" svg:width="16.002cm" svg:height="8.445cm" svg:x="0.363cm" svg:y="0.054cm">
              <draw:object draw:notify-on-update-of-ranges="Datos.C8:Datos.C8 Datos.D8:Datos.AL8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6"/>
          <table:table-cell>
            <draw:frame table:end-cell-address="Graficos.V62" table:end-x="0.502cm" table:end-y="0.107cm" draw:z-index="10" draw:style-name="gr1" draw:text-style-name="P1" svg:width="16.002cm" svg:height="8.418cm" svg:x="0.307cm" svg:y="0.16cm">
              <draw:object draw:notify-on-update-of-ranges="Datos.C9:Datos.C9 Datos.D9:Datos.AL9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2" table:number-rows-repeated="19">
          <table:table-cell table:number-columns-repeated="15"/>
        </table:table-row>
        <table:table-row table:style-name="ro2">
          <table:table-cell table:number-columns-repeated="13"/>
          <table:table-cell>
            <draw:frame table:end-cell-address="Graficos.V82" table:end-x="0.028cm" table:end-y="0.293cm" draw:z-index="13" draw:style-name="gr1" draw:text-style-name="P1" svg:width="16.002cm" svg:height="8.418cm" svg:x="2.091cm" svg:y="0.345cm">
              <draw:object draw:notify-on-update-of-ranges="Datos.C12:Datos.C12 Datos.D12:Datos.AL12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/>
        </table:table-row>
        <table:table-row table:style-name="ro2">
          <table:table-cell>
            <draw:frame table:end-cell-address="Graficos.H82" table:end-x="0.447cm" table:end-y="0.425cm" draw:z-index="11" draw:style-name="gr1" draw:text-style-name="P1" svg:width="16.002cm" svg:height="8.445cm" svg:x="0.251cm" svg:y="0.027cm">
              <draw:object draw:notify-on-update-of-ranges="Datos.C10:Datos.C10 Datos.D10:Datos.AO10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6"/>
          <table:table-cell>
            <draw:frame table:end-cell-address="Graficos.O83" table:end-x="0.753cm" table:end-y="0.053cm" draw:z-index="12" draw:style-name="gr1" draw:text-style-name="P1" svg:width="16.002cm" svg:height="8.416cm" svg:x="0.558cm" svg:y="0.107cm">
              <draw:object draw:notify-on-update-of-ranges="Datos.C11:Datos.C11 Datos.D11:Datos.AL11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7"/>
        </table:table-row>
        <table:table-row table:style-name="ro2" table:number-rows-repeated="18">
          <table:table-cell table:number-columns-repeated="15"/>
        </table:table-row>
        <table:table-row table:style-name="ro2">
          <table:table-cell table:number-columns-repeated="14"/>
          <table:table-cell>
            <draw:frame table:end-cell-address="Graficos.V102" table:end-x="0.474cm" table:end-y="0.24cm" draw:z-index="16" draw:style-name="gr1" draw:text-style-name="P1" svg:width="16.002cm" svg:height="8.416cm" svg:x="0.279cm" svg:y="0.294cm">
              <draw:object draw:notify-on-update-of-ranges="Datos.C15:Datos.C15 Datos.D15:Datos.AL15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</table:table-row>
        <table:table-row table:style-name="ro2">
          <table:table-cell>
            <draw:frame table:end-cell-address="Graficos.H103" table:end-x="0.447cm" table:end-y="0.108cm" draw:z-index="14" draw:style-name="gr1" draw:text-style-name="P1" svg:width="16.002cm" svg:height="8.418cm" svg:x="0.251cm" svg:y="0.16cm">
              <draw:object draw:notify-on-update-of-ranges="Datos.B13:Datos.B13 Datos.C13:Datos.AL13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6"/>
          <table:table-cell>
            <draw:frame table:end-cell-address="Graficos.O103" table:end-x="0.948cm" table:end-y="0.003cm" draw:z-index="15" draw:style-name="gr1" draw:text-style-name="P1" svg:width="16.002cm" svg:height="8.446cm" svg:x="0.753cm" svg:y="0.027cm">
              <draw:object draw:notify-on-update-of-ranges="Datos.C14:Datos.C14 Datos.D14:Datos.AL14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15/01/2016</text:date>, <text:time>22:32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7T13:31:59.93</dc:date>
    <dc:creator>Milton Martinez</dc:creator>
    <meta:generator>OpenOffice/4.1.1$Unix OpenOffice.org_project/411m6$Build-9775</meta:generator>
    <meta:editing-duration>PT18M45S</meta:editing-duration>
    <meta:editing-cycles>5</meta:editing-cycles>
    <meta:document-statistic meta:table-count="2" meta:cell-count="594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6.611cm" svg:y="0.315cm" chart:style-name="ch2">
          <text:p>1. Constante</text:p>
        </chart:title>
        <chart:plot-area chart:style-name="ch3" table:cell-range-address="Datos.C1:Datos.AO1" chart:data-source-has-labels="column" svg:x="0.77cm" svg:y="1.65cm" svg:width="14.592cm" svg:height="6.757cm">
          <chartooo:coordinate-region svg:x="1.416cm" svg:y="1.848cm" svg:width="13.747cm" svg:height="5.5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1:Datos.AO1" chart:label-cell-address="Datos.C1:Datos.C1" chart:class="chart:line"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Datos.C1:Datos.C1</svg:desc>
                </draw:g>
              </table:table-cell>
              <table:table-cell office:value-type="float" office:value="10">
                <text:p>10</text:p>
                <draw:g>
                  <svg:desc>Datos.D1:Datos.AO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4.12cm" svg:y="0.314cm" chart:style-name="ch2">
          <text:p>8. Tendencia Creciente - Decreciente</text:p>
        </chart:title>
        <chart:plot-area chart:style-name="ch3" table:cell-range-address="Datos.C8:Datos.AL8" chart:data-source-has-labels="column" svg:x="0.77cm" svg:y="1.646cm" svg:width="14.593cm" svg:height="6.735cm">
          <chartooo:coordinate-region svg:x="1.49cm" svg:y="1.844cm" svg:width="13.674cm" svg:height="5.8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8:Datos.AL8" chart:label-cell-address="Datos.C8:Datos.C8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Datos.C8:Datos.C8</svg:desc>
                </draw:g>
              </table:table-cell>
              <table:table-cell office:value-type="float" office:value="0">
                <text:p>0</text:p>
                <draw:g>
                  <svg:desc>Datos.D8:Datos.AL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1cm" xlink:href=".." xlink:type="simple" chart:class="chart:line" chart:style-name="ch1">
        <chart:title svg:x="4.515cm" svg:y="0.314cm" chart:style-name="ch2">
          <text:p>9. Cambio de modelo: disc a cont</text:p>
        </chart:title>
        <chart:plot-area chart:style-name="ch3" table:cell-range-address="Datos.C9:Datos.AL9" chart:data-source-has-labels="column" svg:x="0.77cm" svg:y="1.646cm" svg:width="14.593cm" svg:height="6.736cm">
          <chartooo:coordinate-region svg:x="1.49cm" svg:y="1.844cm" svg:width="13.674cm" svg:height="5.8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9:Datos.AL9" chart:label-cell-address="Datos.C9:Datos.C9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Datos.C9:Datos.C9</svg:desc>
                </draw:g>
              </table:table-cell>
              <table:table-cell office:value-type="float" office:value="0">
                <text:p>0</text:p>
                <draw:g>
                  <svg:desc>Datos.D9:Datos.AL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4.058cm" svg:y="0.314cm" chart:style-name="ch2">
          <text:p>10. Cambio de modelo: amplitud crec.</text:p>
        </chart:title>
        <chart:plot-area chart:style-name="ch3" table:cell-range-address="Datos.C10:Datos.AO10" chart:data-source-has-labels="column" svg:x="0.77cm" svg:y="1.646cm" svg:width="14.593cm" svg:height="6.735cm">
          <chartooo:coordinate-region svg:x="1.49cm" svg:y="1.844cm" svg:width="13.674cm" svg:height="5.4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10:Datos.AO10" chart:label-cell-address="Datos.C10:Datos.C10" chart:class="chart:line"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Datos.C10:Datos.C10</svg:desc>
                </draw:g>
              </table:table-cell>
              <table:table-cell office:value-type="float" office:value="0">
                <text:p>0</text:p>
                <draw:g>
                  <svg:desc>Datos.D10:Datos.AO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4.28cm" svg:y="0.314cm" chart:style-name="ch2">
          <text:p>11. Modelo multiplicativo armonicos</text:p>
        </chart:title>
        <chart:plot-area chart:style-name="ch3" table:cell-range-address="Datos.C11:Datos.AL11" chart:data-source-has-labels="column" svg:x="0.77cm" svg:y="1.646cm" svg:width="14.593cm" svg:height="6.735cm">
          <chartooo:coordinate-region svg:x="1.49cm" svg:y="1.844cm" svg:width="13.674cm" svg:height="5.8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11:Datos.AL11" chart:label-cell-address="Datos.C11:Datos.C11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</table:table-row>
          </table:table-header-rows>
          <table:table-rows>
            <table:table-row>
              <table:table-cell office:value-type="string">
                <text:p>1,01</text:p>
                <draw:g>
                  <svg:desc>Datos.C11:Datos.C11</svg:desc>
                </draw:g>
              </table:table-cell>
              <table:table-cell office:value-type="float" office:value="1.04">
                <text:p>1.04</text:p>
                <draw:g>
                  <svg:desc>Datos.D11:Datos.AL11</svg:desc>
                </draw:g>
              </table:table-cell>
              <table:table-cell office:value-type="float" office:value="1.09">
                <text:p>1.09</text:p>
              </table:table-cell>
              <table:table-cell office:value-type="float" office:value="1.16">
                <text:p>1.16</text:p>
              </table:table-cell>
              <table:table-cell office:value-type="float" office:value="1.25">
                <text:p>1.25</text:p>
              </table:table-cell>
              <table:table-cell office:value-type="float" office:value="1.35">
                <text:p>1.35</text:p>
              </table:table-cell>
              <table:table-cell office:value-type="float" office:value="1.47">
                <text:p>1.47</text:p>
              </table:table-cell>
              <table:table-cell office:value-type="float" office:value="1.6">
                <text:p>1.6</text:p>
              </table:table-cell>
              <table:table-cell office:value-type="float" office:value="1.72">
                <text:p>1.72</text:p>
              </table:table-cell>
              <table:table-cell office:value-type="float" office:value="1.84">
                <text:p>1.84</text:p>
              </table:table-cell>
              <table:table-cell office:value-type="float" office:value="1.94">
                <text:p>1.94</text:p>
              </table:table-cell>
              <table:table-cell office:value-type="float" office:value="1.99">
                <text:p>1.99</text:p>
              </table:table-cell>
              <table:table-cell office:value-type="float" office:value="1.99">
                <text:p>1.99</text:p>
              </table:table-cell>
              <table:table-cell office:value-type="float" office:value="1.93">
                <text:p>1.93</text:p>
              </table:table-cell>
              <table:table-cell office:value-type="float" office:value="1.78">
                <text:p>1.78</text:p>
              </table:table-cell>
              <table:table-cell office:value-type="float" office:value="1.55">
                <text:p>1.55</text:p>
              </table:table-cell>
              <table:table-cell office:value-type="float" office:value="1.25">
                <text:p>1.25</text:p>
              </table:table-cell>
              <table:table-cell office:value-type="float" office:value="0.9">
                <text:p>0.9</text:p>
              </table:table-cell>
              <table:table-cell office:value-type="float" office:value="0.55">
                <text:p>0.55</text:p>
              </table:table-cell>
              <table:table-cell office:value-type="float" office:value="0.24">
                <text:p>0.24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16">
                <text:p>0.16</text:p>
              </table:table-cell>
              <table:table-cell office:value-type="float" office:value="0.5">
                <text:p>0.5</text:p>
              </table:table-cell>
              <table:table-cell office:value-type="float" office:value="0.97">
                <text:p>0.97</text:p>
              </table:table-cell>
              <table:table-cell office:value-type="float" office:value="1.46">
                <text:p>1.46</text:p>
              </table:table-cell>
              <table:table-cell office:value-type="float" office:value="1.85">
                <text:p>1.85</text:p>
              </table:table-cell>
              <table:table-cell office:value-type="float" office:value="2">
                <text:p>2</text:p>
              </table:table-cell>
              <table:table-cell office:value-type="float" office:value="1.85">
                <text:p>1.85</text:p>
              </table:table-cell>
              <table:table-cell office:value-type="float" office:value="1.41">
                <text:p>1.41</text:p>
              </table:table-cell>
              <table:table-cell office:value-type="float" office:value="0.82">
                <text:p>0.82</text:p>
              </table:table-cell>
              <table:table-cell office:value-type="float" office:value="0.27">
                <text:p>0.27</text:p>
              </table:table-cell>
              <table:table-cell office:value-type="float" office:value="0.01">
                <text:p>0.01</text:p>
              </table:table-cell>
              <table:table-cell office:value-type="float" office:value="0.16">
                <text:p>0.16</text:p>
              </table:table-cell>
              <table:table-cell office:value-type="float" office:value="0.69">
                <text:p>0.69</text:p>
              </table:table-cell>
              <table:table-cell office:value-type="float" office:value="1.38">
                <text:p>1.3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1cm" xlink:href=".." xlink:type="simple" chart:class="chart:line" chart:style-name="ch1">
        <chart:title svg:x="4.934cm" svg:y="0.314cm" chart:style-name="ch2">
          <text:p>12. Modelo aditivo armonicos</text:p>
        </chart:title>
        <chart:plot-area chart:style-name="ch3" table:cell-range-address="Datos.C12:Datos.AL12" chart:data-source-has-labels="column" svg:x="0.77cm" svg:y="1.646cm" svg:width="14.593cm" svg:height="6.736cm">
          <chartooo:coordinate-region svg:x="1.49cm" svg:y="1.844cm" svg:width="13.674cm" svg:height="5.8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12:Datos.AL12" chart:label-cell-address="Datos.C12:Datos.C12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</table:table-row>
          </table:table-header-rows>
          <table:table-rows>
            <table:table-row>
              <table:table-cell office:value-type="string">
                <text:p>1,14</text:p>
                <draw:g>
                  <svg:desc>Datos.C12:Datos.C12</svg:desc>
                </draw:g>
              </table:table-cell>
              <table:table-cell office:value-type="float" office:value="0.72">
                <text:p>0.72</text:p>
                <draw:g>
                  <svg:desc>Datos.D12:Datos.AL12</svg:desc>
                </draw:g>
              </table:table-cell>
              <table:table-cell office:value-type="float" office:value="1.41">
                <text:p>1.41</text:p>
              </table:table-cell>
              <table:table-cell office:value-type="float" office:value="0.46">
                <text:p>0.46</text:p>
              </table:table-cell>
              <table:table-cell office:value-type="float" office:value="1.65">
                <text:p>1.65</text:p>
              </table:table-cell>
              <table:table-cell office:value-type="float" office:value="0.25">
                <text:p>0.25</text:p>
              </table:table-cell>
              <table:table-cell office:value-type="float" office:value="1.84">
                <text:p>1.84</text:p>
              </table:table-cell>
              <table:table-cell office:value-type="float" office:value="0.09">
                <text:p>0.09</text:p>
              </table:table-cell>
              <table:table-cell office:value-type="float" office:value="1.96">
                <text:p>1.96</text:p>
              </table:table-cell>
              <table:table-cell office:value-type="float" office:value="0.01">
                <text:p>0.01</text:p>
              </table:table-cell>
              <table:table-cell office:value-type="float" office:value="2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.96">
                <text:p>1.96</text:p>
              </table:table-cell>
              <table:table-cell office:value-type="float" office:value="0.08">
                <text:p>0.08</text:p>
              </table:table-cell>
              <table:table-cell office:value-type="float" office:value="1.85">
                <text:p>1.85</text:p>
              </table:table-cell>
              <table:table-cell office:value-type="float" office:value="0.23">
                <text:p>0.23</text:p>
              </table:table-cell>
              <table:table-cell office:value-type="float" office:value="1.67">
                <text:p>1.67</text:p>
              </table:table-cell>
              <table:table-cell office:value-type="float" office:value="0.44">
                <text:p>0.44</text:p>
              </table:table-cell>
              <table:table-cell office:value-type="float" office:value="1.44">
                <text:p>1.44</text:p>
              </table:table-cell>
              <table:table-cell office:value-type="float" office:value="0.7">
                <text:p>0.7</text:p>
              </table:table-cell>
              <table:table-cell office:value-type="float" office:value="1.17">
                <text:p>1.17</text:p>
              </table:table-cell>
              <table:table-cell office:value-type="float" office:value="0.97">
                <text:p>0.97</text:p>
              </table:table-cell>
              <table:table-cell office:value-type="float" office:value="0.89">
                <text:p>0.89</text:p>
              </table:table-cell>
              <table:table-cell office:value-type="float" office:value="1.25">
                <text:p>1.25</text:p>
              </table:table-cell>
              <table:table-cell office:value-type="float" office:value="0.61">
                <text:p>0.61</text:p>
              </table:table-cell>
              <table:table-cell office:value-type="float" office:value="1.51">
                <text:p>1.51</text:p>
              </table:table-cell>
              <table:table-cell office:value-type="float" office:value="0.37">
                <text:p>0.37</text:p>
              </table:table-cell>
              <table:table-cell office:value-type="float" office:value="1.73">
                <text:p>1.73</text:p>
              </table:table-cell>
              <table:table-cell office:value-type="float" office:value="0.18">
                <text:p>0.18</text:p>
              </table:table-cell>
              <table:table-cell office:value-type="float" office:value="1.89">
                <text:p>1.89</text:p>
              </table:table-cell>
              <table:table-cell office:value-type="float" office:value="0.05">
                <text:p>0.05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  <table:table-cell office:value-type="float" office:value="1.99">
                <text:p>1.99</text:p>
              </table:table-cell>
              <table:table-cell office:value-type="float" office:value="0.03">
                <text:p>0.03</text:p>
              </table:table-cell>
              <table:table-cell office:value-type="float" office:value="1.93">
                <text:p>1.9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1cm" xlink:href=".." xlink:type="simple" chart:class="chart:line" chart:style-name="ch1">
        <chart:title svg:x="3.923cm" svg:y="0.314cm" chart:style-name="ch2">
          <text:p>13. Cambio de modelo: frecuencia crec</text:p>
        </chart:title>
        <chart:plot-area chart:style-name="ch3" table:cell-range-address="Datos.B13:Datos.AL13" chart:data-source-has-labels="column" svg:x="0.77cm" svg:y="1.646cm" svg:width="14.593cm" svg:height="6.736cm">
          <chartooo:coordinate-region svg:x="1.49cm" svg:y="1.844cm" svg:width="13.674cm" svg:height="5.4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C13:Datos.AL13" chart:label-cell-address="Datos.B13:Datos.B13" chart:class="chart:line"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ambio de modelo: frecuencia crec</text:p>
                <draw:g>
                  <svg:desc>Datos.B13:Datos.B13</svg:desc>
                </draw:g>
              </table:table-cell>
              <table:table-cell office:value-type="float" office:value="2.5">
                <text:p>2.5</text:p>
                <draw:g>
                  <svg:desc>Datos.C13:Datos.AL13</svg:desc>
                </draw:g>
              </table:table-cell>
              <table:table-cell office:value-type="float" office:value="2.51">
                <text:p>2.51</text:p>
              </table:table-cell>
              <table:table-cell office:value-type="float" office:value="2.62">
                <text:p>2.62</text:p>
              </table:table-cell>
              <table:table-cell office:value-type="float" office:value="2.57">
                <text:p>2.57</text:p>
              </table:table-cell>
              <table:table-cell office:value-type="float" office:value="2.52">
                <text:p>2.52</text:p>
              </table:table-cell>
              <table:table-cell office:value-type="float" office:value="2.51">
                <text:p>2.51</text:p>
              </table:table-cell>
              <table:table-cell office:value-type="float" office:value="2.54">
                <text:p>2.54</text:p>
              </table:table-cell>
              <table:table-cell office:value-type="float" office:value="2.62">
                <text:p>2.62</text:p>
              </table:table-cell>
              <table:table-cell office:value-type="float" office:value="2.73">
                <text:p>2.73</text:p>
              </table:table-cell>
              <table:table-cell office:value-type="float" office:value="2.84">
                <text:p>2.84</text:p>
              </table:table-cell>
              <table:table-cell office:value-type="float" office:value="2.92">
                <text:p>2.92</text:p>
              </table:table-cell>
              <table:table-cell office:value-type="float" office:value="2.89">
                <text:p>2.89</text:p>
              </table:table-cell>
              <table:table-cell office:value-type="float" office:value="2.67">
                <text:p>2.67</text:p>
              </table:table-cell>
              <table:table-cell office:value-type="float" office:value="2.21">
                <text:p>2.21</text:p>
              </table:table-cell>
              <table:table-cell office:value-type="float" office:value="1.55">
                <text:p>1.55</text:p>
              </table:table-cell>
              <table:table-cell office:value-type="float" office:value="0.94">
                <text:p>0.94</text:p>
              </table:table-cell>
              <table:table-cell office:value-type="float" office:value="0.74">
                <text:p>0.74</text:p>
              </table:table-cell>
              <table:table-cell office:value-type="float" office:value="1.26">
                <text:p>1.26</text:p>
              </table:table-cell>
              <table:table-cell office:value-type="float" office:value="2.22">
                <text:p>2.22</text:p>
              </table:table-cell>
              <table:table-cell office:value-type="float" office:value="2.64">
                <text:p>2.64</text:p>
              </table:table-cell>
              <table:table-cell office:value-type="float" office:value="1.79">
                <text:p>1.79</text:p>
              </table:table-cell>
              <table:table-cell office:value-type="float" office:value="0.67">
                <text:p>0.67</text:p>
              </table:table-cell>
              <table:table-cell office:value-type="float" office:value="1.2">
                <text:p>1.2</text:p>
              </table:table-cell>
              <table:table-cell office:value-type="float" office:value="2.53">
                <text:p>2.53</text:p>
              </table:table-cell>
              <table:table-cell office:value-type="float" office:value="1.64">
                <text:p>1.64</text:p>
              </table:table-cell>
              <table:table-cell office:value-type="float" office:value="0.59">
                <text:p>0.59</text:p>
              </table:table-cell>
              <table:table-cell office:value-type="float" office:value="2.27">
                <text:p>2.27</text:p>
              </table:table-cell>
              <table:table-cell office:value-type="float" office:value="1.56">
                <text:p>1.56</text:p>
              </table:table-cell>
              <table:table-cell office:value-type="float" office:value="0.83">
                <text:p>0.83</text:p>
              </table:table-cell>
              <table:table-cell office:value-type="float" office:value="2.45">
                <text:p>2.45</text:p>
              </table:table-cell>
              <table:table-cell office:value-type="float" office:value="0.48">
                <text:p>0.48</text:p>
              </table:table-cell>
              <table:table-cell office:value-type="float" office:value="2.45">
                <text:p>2.45</text:p>
              </table:table-cell>
              <table:table-cell office:value-type="float" office:value="0.48">
                <text:p>0.48</text:p>
              </table:table-cell>
              <table:table-cell office:value-type="float" office:value="2.45">
                <text:p>2.45</text:p>
              </table:table-cell>
              <table:table-cell office:value-type="float" office:value="0.55">
                <text:p>0.55</text:p>
              </table:table-cell>
              <table:table-cell office:value-type="float" office:value="1.88">
                <text:p>1.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1cm" xlink:href=".." xlink:type="simple" chart:class="chart:line" chart:style-name="ch1">
        <chart:title svg:x="6.808cm" svg:y="0.314cm" chart:style-name="ch2">
          <text:p>14. ARIMA</text:p>
        </chart:title>
        <chart:plot-area chart:style-name="ch3" table:cell-range-address="Datos.C14:Datos.AL14" chart:data-source-has-labels="column" svg:x="0.77cm" svg:y="1.646cm" svg:width="14.593cm" svg:height="6.736cm">
          <chartooo:coordinate-region svg:x="1.218cm" svg:y="1.844cm" svg:width="13.946cm" svg:height="5.8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14:Datos.AL14" chart:label-cell-address="Datos.C14:Datos.C14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</table:table-row>
          </table:table-header-rows>
          <table:table-rows>
            <table:table-row>
              <table:table-cell office:value-type="string">
                <text:p>2,11</text:p>
                <draw:g>
                  <svg:desc>Datos.C14:Datos.C14</svg:desc>
                </draw:g>
              </table:table-cell>
              <table:table-cell office:value-type="float" office:value="2.18">
                <text:p>2.18</text:p>
                <draw:g>
                  <svg:desc>Datos.D14:Datos.AL14</svg:desc>
                </draw:g>
              </table:table-cell>
              <table:table-cell office:value-type="float" office:value="1.53">
                <text:p>1.53</text:p>
              </table:table-cell>
              <table:table-cell office:value-type="float" office:value="1.54">
                <text:p>1.54</text:p>
              </table:table-cell>
              <table:table-cell office:value-type="float" office:value="0.36">
                <text:p>0.36</text:p>
              </table:table-cell>
              <table:table-cell office:value-type="float" office:value="0.68">
                <text:p>0.68</text:p>
              </table:table-cell>
              <table:table-cell office:value-type="float" office:value="3.83">
                <text:p>3.83</text:p>
              </table:table-cell>
              <table:table-cell office:value-type="float" office:value="3.82">
                <text:p>3.82</text:p>
              </table:table-cell>
              <table:table-cell office:value-type="float" office:value="3">
                <text:p>3</text:p>
              </table:table-cell>
              <table:table-cell office:value-type="float" office:value="3.32">
                <text:p>3.32</text:p>
              </table:table-cell>
              <table:table-cell office:value-type="float" office:value="2.42">
                <text:p>2.42</text:p>
              </table:table-cell>
              <table:table-cell office:value-type="float" office:value="2.45">
                <text:p>2.45</text:p>
              </table:table-cell>
              <table:table-cell office:value-type="float" office:value="5.42">
                <text:p>5.42</text:p>
              </table:table-cell>
              <table:table-cell office:value-type="float" office:value="5.14">
                <text:p>5.14</text:p>
              </table:table-cell>
              <table:table-cell office:value-type="float" office:value="3.8">
                <text:p>3.8</text:p>
              </table:table-cell>
              <table:table-cell office:value-type="float" office:value="3.99">
                <text:p>3.99</text:p>
              </table:table-cell>
              <table:table-cell office:value-type="float" office:value="2.66">
                <text:p>2.66</text:p>
              </table:table-cell>
              <table:table-cell office:value-type="float" office:value="2.33">
                <text:p>2.33</text:p>
              </table:table-cell>
              <table:table-cell office:value-type="float" office:value="4.67">
                <text:p>4.67</text:p>
              </table:table-cell>
              <table:table-cell office:value-type="float" office:value="4.63">
                <text:p>4.63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2.36">
                <text:p>2.36</text:p>
              </table:table-cell>
              <table:table-cell office:value-type="float" office:value="2.89">
                <text:p>2.89</text:p>
              </table:table-cell>
              <table:table-cell office:value-type="float" office:value="6.32">
                <text:p>6.32</text:p>
              </table:table-cell>
              <table:table-cell office:value-type="float" office:value="6.48">
                <text:p>6.48</text:p>
              </table:table-cell>
              <table:table-cell office:value-type="float" office:value="5.96">
                <text:p>5.96</text:p>
              </table:table-cell>
              <table:table-cell office:value-type="float" office:value="6.02">
                <text:p>6.02</text:p>
              </table:table-cell>
              <table:table-cell office:value-type="float" office:value="5.25">
                <text:p>5.25</text:p>
              </table:table-cell>
              <table:table-cell office:value-type="float" office:value="4.46">
                <text:p>4.46</text:p>
              </table:table-cell>
              <table:table-cell office:value-type="float" office:value="7.1">
                <text:p>7.1</text:p>
              </table:table-cell>
              <table:table-cell office:value-type="float" office:value="6.68">
                <text:p>6.68</text:p>
              </table:table-cell>
              <table:table-cell office:value-type="float" office:value="5.11">
                <text:p>5.11</text:p>
              </table:table-cell>
              <table:table-cell office:value-type="float" office:value="5.35">
                <text:p>5.35</text:p>
              </table:table-cell>
              <table:table-cell office:value-type="float" office:value="4.87">
                <text:p>4.87</text:p>
              </table:table-cell>
              <table:table-cell office:value-type="float" office:value="5.46">
                <text:p>5.4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4.182cm" svg:y="0.314cm" chart:style-name="ch2">
          <text:p>15. Datos reales. Validacion cruzada</text:p>
        </chart:title>
        <chart:plot-area chart:style-name="ch3" table:cell-range-address="Datos.C15:Datos.AL15" chart:data-source-has-labels="column" svg:x="0.77cm" svg:y="1.646cm" svg:width="14.593cm" svg:height="6.735cm">
          <chartooo:coordinate-region svg:x="1.785cm" svg:y="1.844cm" svg:width="13.379cm" svg:height="5.4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15:Datos.AL15" chart:label-cell-address="Datos.C15:Datos.C15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</table:table-row>
          </table:table-header-rows>
          <table:table-rows>
            <table:table-row>
              <table:table-cell office:value-type="string">
                <text:p>3804</text:p>
                <draw:g>
                  <svg:desc>Datos.C15:Datos.C15</svg:desc>
                </draw:g>
              </table:table-cell>
              <table:table-cell office:value-type="float" office:value="2643">
                <text:p>2643</text:p>
                <draw:g>
                  <svg:desc>Datos.D15:Datos.AL15</svg:desc>
                </draw:g>
              </table:table-cell>
              <table:table-cell office:value-type="float" office:value="4230">
                <text:p>4230</text:p>
              </table:table-cell>
              <table:table-cell office:value-type="float" office:value="3810">
                <text:p>3810</text:p>
              </table:table-cell>
              <table:table-cell office:value-type="float" office:value="3767">
                <text:p>3767</text:p>
              </table:table-cell>
              <table:table-cell office:value-type="float" office:value="3399">
                <text:p>3399</text:p>
              </table:table-cell>
              <table:table-cell office:value-type="float" office:value="3693">
                <text:p>3693</text:p>
              </table:table-cell>
              <table:table-cell office:value-type="float" office:value="2625">
                <text:p>2625</text:p>
              </table:table-cell>
              <table:table-cell office:value-type="float" office:value="2674">
                <text:p>2674</text:p>
              </table:table-cell>
              <table:table-cell office:value-type="float" office:value="3766">
                <text:p>3766</text:p>
              </table:table-cell>
              <table:table-cell office:value-type="float" office:value="3029">
                <text:p>3029</text:p>
              </table:table-cell>
              <table:table-cell office:value-type="float" office:value="3010">
                <text:p>3010</text:p>
              </table:table-cell>
              <table:table-cell office:value-type="float" office:value="4094">
                <text:p>4094</text:p>
              </table:table-cell>
              <table:table-cell office:value-type="float" office:value="2386">
                <text:p>2386</text:p>
              </table:table-cell>
              <table:table-cell office:value-type="float" office:value="2911">
                <text:p>2911</text:p>
              </table:table-cell>
              <table:table-cell office:value-type="float" office:value="1983">
                <text:p>1983</text:p>
              </table:table-cell>
              <table:table-cell office:value-type="float" office:value="3434">
                <text:p>3434</text:p>
              </table:table-cell>
              <table:table-cell office:value-type="float" office:value="2733">
                <text:p>2733</text:p>
              </table:table-cell>
              <table:table-cell office:value-type="float" office:value="3229">
                <text:p>3229</text:p>
              </table:table-cell>
              <table:table-cell office:value-type="float" office:value="3280">
                <text:p>3280</text:p>
              </table:table-cell>
              <table:table-cell office:value-type="float" office:value="2830">
                <text:p>2830</text:p>
              </table:table-cell>
              <table:table-cell office:value-type="float" office:value="3843">
                <text:p>3843</text:p>
              </table:table-cell>
              <table:table-cell office:value-type="float" office:value="2150">
                <text:p>2150</text:p>
              </table:table-cell>
              <table:table-cell office:value-type="float" office:value="2339">
                <text:p>2339</text:p>
              </table:table-cell>
              <table:table-cell office:value-type="float" office:value="3455">
                <text:p>3455</text:p>
              </table:table-cell>
              <table:table-cell office:value-type="float" office:value="2843">
                <text:p>2843</text:p>
              </table:table-cell>
              <table:table-cell office:value-type="float" office:value="1859">
                <text:p>1859</text:p>
              </table:table-cell>
              <table:table-cell office:value-type="float" office:value="3631">
                <text:p>3631</text:p>
              </table:table-cell>
              <table:table-cell office:value-type="float" office:value="2864">
                <text:p>2864</text:p>
              </table:table-cell>
              <table:table-cell office:value-type="float" office:value="3019">
                <text:p>3019</text:p>
              </table:table-cell>
              <table:table-cell office:value-type="float" office:value="4141">
                <text:p>4141</text:p>
              </table:table-cell>
              <table:table-cell office:value-type="float" office:value="3585">
                <text:p>3585</text:p>
              </table:table-cell>
              <table:table-cell office:value-type="float" office:value="2565">
                <text:p>2565</text:p>
              </table:table-cell>
              <table:table-cell office:value-type="float" office:value="2284">
                <text:p>2284</text:p>
              </table:table-cell>
              <table:table-cell office:value-type="float" office:value="1498">
                <text:p>1498</text:p>
              </table:table-cell>
              <table:table-cell office:value-type="float" office:value="1871">
                <text:p>187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48.557cm" svg:y="20.884cm" style:legend-expansion="high" chart:style-name="ch2"/>
        <chart:plot-area chart:style-name="ch3" svg:x="0.77cm" svg:y="0.855cm" svg:width="15.23cm" svg:height="7.545cm">
          <chartooo:coordinate-region svg:x="1.416cm" svg:y="1.053cm" svg:width="14.584cm" svg:height="7.1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57cm" svg:height="9.1cm" xlink:href=".." xlink:type="simple" chart:class="chart:line" chart:style-name="ch1">
        <chart:title svg:x="4.553cm" svg:y="0.317cm" chart:style-name="ch2">
          <text:p>2. Constante con Perturbaciones</text:p>
        </chart:title>
        <chart:plot-area chart:style-name="ch3" table:cell-range-address="Datos.C2:Datos.AO2" chart:data-source-has-labels="column" svg:x="0.769cm" svg:y="1.658cm" svg:width="14.55cm" svg:height="6.84cm">
          <chartooo:coordinate-region svg:x="1.415cm" svg:y="1.857cm" svg:width="13.705cm" svg:height="5.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2:Datos.AO2" chart:label-cell-address="Datos.C2:Datos.C2" chart:class="chart:line"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Datos.C2:Datos.C2</svg:desc>
                </draw:g>
              </table:table-cell>
              <table:table-cell office:value-type="float" office:value="10">
                <text:p>10</text:p>
                <draw:g>
                  <svg:desc>Datos.D2:Datos.AO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48.557cm" svg:y="20.884cm" style:legend-expansion="high" chart:style-name="ch2"/>
        <chart:plot-area chart:style-name="ch3" svg:x="0.77cm" svg:y="0.855cm" svg:width="15.23cm" svg:height="7.545cm">
          <chartooo:coordinate-region svg:x="1.416cm" svg:y="1.053cm" svg:width="14.584cm" svg:height="7.1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5.55cm" svg:y="0.315cm" chart:style-name="ch2">
          <text:p>3. Tendencia Creciente</text:p>
        </chart:title>
        <chart:plot-area chart:style-name="ch3" table:cell-range-address="Datos.C3:Datos.AO3" chart:data-source-has-labels="column" svg:x="0.77cm" svg:y="1.65cm" svg:width="14.593cm" svg:height="6.757cm">
          <chartooo:coordinate-region svg:x="1.416cm" svg:y="1.848cm" svg:width="13.748cm" svg:height="5.5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3:Datos.AO3" chart:label-cell-address="Datos.C3:Datos.C3" chart:class="chart:line"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Datos.C3:Datos.C3</svg:desc>
                </draw:g>
              </table:table-cell>
              <table:table-cell office:value-type="float" office:value="10">
                <text:p>10</text:p>
                <draw:g>
                  <svg:desc>Datos.D3:Datos.AO3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03cm" svg:y="0.315cm" chart:style-name="ch2">
          <text:p>4. Tendencia Decreciente</text:p>
        </chart:title>
        <chart:plot-area chart:style-name="ch3" table:cell-range-address="Datos.C4:Datos.AO4" chart:data-source-has-labels="column" svg:x="0.77cm" svg:y="1.65cm" svg:width="14.59cm" svg:height="6.75cm">
          <chartooo:coordinate-region svg:x="1.416cm" svg:y="1.848cm" svg:width="13.745cm" svg:height="5.5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4:Datos.AO4" chart:label-cell-address="Datos.C4:Datos.C4" chart:class="chart:line"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</table:table-row>
          </table:table-header-rows>
          <table:table-rows>
            <table:table-row>
              <table:table-cell office:value-type="string">
                <text:p>26</text:p>
                <draw:g>
                  <svg:desc>Datos.C4:Datos.C4</svg:desc>
                </draw:g>
              </table:table-cell>
              <table:table-cell office:value-type="float" office:value="26">
                <text:p>26</text:p>
                <draw:g>
                  <svg:desc>Datos.D4:Datos.AO4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14cm" svg:y="0.315cm" chart:style-name="ch2">
          <text:p>5. Discontinua Creciente</text:p>
        </chart:title>
        <chart:plot-area chart:style-name="ch3" table:cell-range-address="Datos.C5:Datos.AO5" chart:data-source-has-labels="column" svg:x="0.77cm" svg:y="1.65cm" svg:width="14.59cm" svg:height="6.75cm">
          <chartooo:coordinate-region svg:x="1.49cm" svg:y="1.848cm" svg:width="13.672cm" svg:height="5.5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5:Datos.AO5" chart:label-cell-address="Datos.C5:Datos.C5" chart:class="chart:line"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Datos.C5:Datos.C5</svg:desc>
                </draw:g>
              </table:table-cell>
              <table:table-cell office:value-type="float" office:value="0">
                <text:p>0</text:p>
                <draw:g>
                  <svg:desc>Datos.D5:Datos.AO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1cm" xlink:href=".." xlink:type="simple" chart:class="chart:line" chart:style-name="ch1">
        <chart:title svg:x="5.563cm" svg:y="0.314cm" chart:style-name="ch2">
          <text:p>6. Discontinua Variable</text:p>
        </chart:title>
        <chart:plot-area chart:style-name="ch3" table:cell-range-address="Datos.C6:Datos.AL6" chart:data-source-has-labels="column" svg:x="0.77cm" svg:y="1.646cm" svg:width="14.593cm" svg:height="6.736cm">
          <chartooo:coordinate-region svg:x="1.49cm" svg:y="1.844cm" svg:width="13.674cm" svg:height="5.8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6:Datos.AL6" chart:label-cell-address="Datos.C6:Datos.C6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Datos.C6:Datos.C6</svg:desc>
                </draw:g>
              </table:table-cell>
              <table:table-cell office:value-type="float" office:value="3">
                <text:p>3</text:p>
                <draw:g>
                  <svg:desc>Datos.D6:Datos.AL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8.981cm" xlink:href=".." xlink:type="simple" chart:class="chart:line" chart:style-name="ch1">
        <chart:title svg:x="6.167cm" svg:y="0.314cm" chart:style-name="ch2">
          <text:p>7. Estacionalidad</text:p>
        </chart:title>
        <chart:plot-area chart:style-name="ch3" table:cell-range-address="Datos.C7:Datos.AL7" chart:data-source-has-labels="column" svg:x="0.77cm" svg:y="1.646cm" svg:width="14.592cm" svg:height="6.736cm">
          <chartooo:coordinate-region svg:x="1.49cm" svg:y="1.844cm" svg:width="13.674cm" svg:height="5.8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7:Datos.AL7" chart:label-cell-address="Datos.C7:Datos.C7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Datos.C7:Datos.C7</svg:desc>
                </draw:g>
              </table:table-cell>
              <table:table-cell office:value-type="float" office:value="0">
                <text:p>0</text:p>
                <draw:g>
                  <svg:desc>Datos.D7:Datos.AL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